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7_7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6, FF 7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H. Pereira Mendes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January 1892</text:p>
      <text:p text:style-name="P4">Month<text:tab/><text:tab/><text:tab/><text:tab/><text:tab/><text:tab/>January</text:p>
      <text:p text:style-name="P4">Year<text:tab/><text:tab/><text:tab/><text:tab/><text:tab/><text:tab/>1892</text:p>
      <text:p text:style-name="P4">Hebrew Date<text:tab/><text:tab/><text:tab/><text:tab/><text:tab/></text:p>
      <text:p text:style-name="P4">Undated</text:p>
      <text:p text:style-name="P4">City<text:tab/><text:tab/><text:tab/><text:tab/><text:tab/><text:tab/></text:p>
      <text:p text:style-name="P4">State<text:tab/><text:tab/><text:tab/><text:tab/><text:tab/><text:tab/></text:p>
      <text:p text:style-name="P4">Country<text:tab/><text:tab/><text:tab/><text:tab/><text:tab/>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Rev &amp; Dear Sir,/</text:p>
      <text:p text:style-name="P2"><text:tab/>You are earnestly requested/ to attend a meeting of the Advisory Board/ of the Seminary Association, Tuesday,/ 26<text:span text:style-name="T2">th</text:span><text:span text:style-name="T3"> inst., 10 A. M., at the Y. M. H. A. Rooms,/ corner Lexington Avenue &amp; 58</text:span><text:span text:style-name="T2">th</text:span><text:span text:style-name="T3"> Street/</text:span></text:p>
      <text:p text:style-name="P2"><text:span text:style-name="T3"><text:tab/>Dr Kohut will submit an/ important proposition./</text:span></text:p>
      <text:p text:style-name="P2"><text:span text:style-name="T3"><text:tab/>So far from allowing interest/ in the Seminary to wane, the necessity/ for the Institution becomes more apparent./</text:span></text:p>
      <text:p text:style-name="P2"><text:span text:style-name="T3"><text:tab/>Dr Morais and Mr Blumenthal/ join in the hope that you will be present./</text:span></text:p>
      <text:p text:style-name="P2"><text:span text:style-name="T3"><text:tab/><text:tab/>vry truly yrs/ H Pereira Mendes/ sec./</text:span></text:p>
      <text:p text:style-name="P2"><text:span text:style-name="T3"/></text:p>
      <text:p text:style-name="P2"><text:span text:style-name="T3">[Page 2]</text:span></text:p>
      <text:p text:style-name="P2"><text:span text:style-name="T3">My dear Dr/</text:span></text:p>
      <text:p text:style-name="P2"><text:span text:style-name="T3">This is the notice I have/ sent out--Of course/ you will come here first/ for a cup of coffee, if you come/ </text:span><text:soft-page-break/><text:span text:style-name="T3">to N'Yk,--and you will lunch/ with us afterward. <text:s/>Do you/ prefer butter or meat? <text:s/>Let us/ know, without compliments/ I hope you are better now./ <text:s/>yrs, HPM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30T13:30:00.24</meta:creation-date>
    <dc:date>2011-11-30T13:35:17.87</dc:date>
    <dc:creator>Penn Libraries</dc:creator>
    <meta:editing-duration>PT00H05M17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0" meta:word-count="304" meta:character-count="2029"/>
  </office:meta>
</office:document-meta>
</file>